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7.706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8"/>
        <table:table-row table:style-name="ro1">
          <table:table-cell table:style-name="ce1" office:value-type="string" calcext:value-type="string">
            <text:p>PROGRAMA</text:p>
          </table:table-cell>
          <table:table-cell table:style-name="ce3" office:value-type="string" calcext:value-type="string">
            <text:p>O</text:p>
          </table:table-cell>
          <table:table-cell table:style-name="ce1" office:value-type="string" calcext:value-type="string">
            <text:p>TIME <text:span text:style-name="T1">user (ms)</text:span></text:p>
          </table:table-cell>
          <table:table-cell table:style-name="ce1" office:value-type="string" calcext:value-type="string">
            <text:p>DESVIO PADRAO</text:p>
          </table:table-cell>
          <table:table-cell table:style-name="ce1" office:value-type="string" calcext:value-type="string">
            <text:p>I <text:span text:style-name="T1">refs</text:span></text:p>
          </table:table-cell>
          <table:table-cell table:style-name="ce1" office:value-type="string" calcext:value-type="string">
            <text:p>MI <text:span text:style-name="T1">misses</text:span></text:p>
          </table:table-cell>
          <table:table-cell table:style-name="ce1" office:value-type="string" calcext:value-type="string">
            <text:p>D <text:span text:style-name="T1">refs</text:span></text:p>
          </table:table-cell>
          <table:table-cell table:style-name="ce1" office:value-type="string" calcext:value-type="string">
            <text:p>MD <text:span text:style-name="T1">misses</text:span></text:p>
          </table:table-cell>
          <table:table-cell table:style-name="ce7" table:number-columns-repeated="1016"/>
        </table:table-row>
        <table:table-row table:style-name="ro1">
          <table:table-cell office:value-type="string" calcext:value-type="string">
            <text:p>iterativo.cc</text:p>
          </table:table-cell>
          <table:table-cell office:value-type="string" calcext:value-type="string">
            <text:p>-O0</text:p>
          </table:table-cell>
          <table:table-cell table:style-name="ce5" office:value-type="string" calcext:value-type="string">
            <text:p>429;429;436;428;418;426;418;430;418;428</text:p>
          </table:table-cell>
          <table:table-cell table:formula="of:=STDEV(429;429;436;428;418;426;418;430;418;428)" office:value-type="float" office:value="6.09188896083236" calcext:value-type="float">
            <text:p>6,0918889608</text:p>
          </table:table-cell>
          <table:table-cell office:value-type="float" office:value="4195262230" calcext:value-type="float">
            <text:p>4195262230</text:p>
          </table:table-cell>
          <table:table-cell office:value-type="float" office:value="1530" calcext:value-type="float">
            <text:p>1530</text:p>
          </table:table-cell>
          <table:table-cell office:value-type="float" office:value="1848374353" calcext:value-type="float">
            <text:p>1848374353</text:p>
          </table:table-cell>
          <table:table-cell office:value-type="float" office:value="15868769" calcext:value-type="float">
            <text:p>158687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erativo.cc</text:p>
          </table:table-cell>
          <table:table-cell office:value-type="string" calcext:value-type="string">
            <text:p>-O2</text:p>
          </table:table-cell>
          <table:table-cell office:value-type="string" calcext:value-type="string">
            <text:p>123;129;116;118;114;129;124;126;124;127</text:p>
          </table:table-cell>
          <table:table-cell table:formula="of:=STDEV(123;129;116;118;114;129;124;126;124;127)" office:value-type="float" office:value="5.31245915016974" calcext:value-type="float">
            <text:p>5,3124591502</text:p>
          </table:table-cell>
          <table:table-cell office:value-type="float" office:value="1247606529" calcext:value-type="float">
            <text:p>1247606529</text:p>
          </table:table-cell>
          <table:table-cell office:value-type="float" office:value="1524" calcext:value-type="float">
            <text:p>1524</text:p>
          </table:table-cell>
          <table:table-cell office:value-type="float" office:value="229035809" calcext:value-type="float">
            <text:p>229035809</text:p>
          </table:table-cell>
          <table:table-cell office:value-type="float" office:value="15868764" calcext:value-type="float">
            <text:p>158687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erativo.cc</text:p>
          </table:table-cell>
          <table:table-cell office:value-type="string" calcext:value-type="string">
            <text:p>-Os</text:p>
          </table:table-cell>
          <table:table-cell office:value-type="string" calcext:value-type="string">
            <text:p>127;123;123;124;118;132;118;124;120;123</text:p>
          </table:table-cell>
          <table:table-cell table:formula="of:=STDEV(127;123;123;124;118;132;118;124;120;123)" office:value-type="float" office:value="4.18462795372672" calcext:value-type="float">
            <text:p>4,1846279537</text:p>
          </table:table-cell>
          <table:table-cell office:value-type="float" office:value="1260356386" calcext:value-type="float">
            <text:p>1260356386</text:p>
          </table:table-cell>
          <table:table-cell office:value-type="float" office:value="1524" calcext:value-type="float">
            <text:p>1524</text:p>
          </table:table-cell>
          <table:table-cell office:value-type="float" office:value="229035078" calcext:value-type="float">
            <text:p>229035078</text:p>
          </table:table-cell>
          <table:table-cell office:value-type="float" office:value="15869510" calcext:value-type="float">
            <text:p>15869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erativo2.cc</text:p>
          </table:table-cell>
          <table:table-cell office:value-type="string" calcext:value-type="string">
            <text:p>-O0</text:p>
          </table:table-cell>
          <table:table-cell office:value-type="string" calcext:value-type="string">
            <text:p>369;373;384;372;374;368;365;372;366;368</text:p>
          </table:table-cell>
          <table:table-cell table:formula="of:=STDEV(369;373;384;372;374;368;365;372;366;368)" office:value-type="float" office:value="5.44569146716517" calcext:value-type="float">
            <text:p>5,4456914672</text:p>
          </table:table-cell>
          <table:table-cell table:style-name="ce6" office:value-type="float" office:value="3376193092" calcext:value-type="float">
            <text:p>3376193092</text:p>
          </table:table-cell>
          <table:table-cell table:style-name="ce6" office:value-type="float" office:value="1531" calcext:value-type="float">
            <text:p>1531</text:p>
          </table:table-cell>
          <table:table-cell table:style-name="ce6" office:value-type="float" office:value="1848374360" calcext:value-type="float">
            <text:p>1848374360</text:p>
          </table:table-cell>
          <table:table-cell table:style-name="ce6" office:value-type="float" office:value="4285073" calcext:value-type="float">
            <text:p>42850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erativo2.cc</text:p>
          </table:table-cell>
          <table:table-cell office:value-type="string" calcext:value-type="string">
            <text:p>-O2</text:p>
          </table:table-cell>
          <table:table-cell office:value-type="string" calcext:value-type="string">
            <text:p>108;110;104;104;113;113;109;113;101;104</text:p>
          </table:table-cell>
          <table:table-cell table:formula="of:=STDEV(108;110;104;104;113;113;109;113;101;104)" office:value-type="float" office:value="4.43345864484553" calcext:value-type="float">
            <text:p>4,4334586448</text:p>
          </table:table-cell>
          <table:table-cell office:value-type="float" office:value="1254010642" calcext:value-type="float">
            <text:p>1254010642</text:p>
          </table:table-cell>
          <table:table-cell office:value-type="float" office:value="1524" calcext:value-type="float">
            <text:p>1524</text:p>
          </table:table-cell>
          <table:table-cell office:value-type="float" office:value="229035816" calcext:value-type="float">
            <text:p>229035816</text:p>
          </table:table-cell>
          <table:table-cell office:value-type="float" office:value="4285036" calcext:value-type="float">
            <text:p>42850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erativo2.cc</text:p>
          </table:table-cell>
          <table:table-cell office:value-type="string" calcext:value-type="string">
            <text:p>-Os</text:p>
          </table:table-cell>
          <table:table-cell office:value-type="string" calcext:value-type="string">
            <text:p>114;111;111;115;104;111;116;112;114;107</text:p>
          </table:table-cell>
          <table:table-cell table:formula="of:=STDEV(114;111;111;115;104;111;116;112;114;107)" office:value-type="float" office:value="3.68932393686311" calcext:value-type="float">
            <text:p>3,6893239369</text:p>
          </table:table-cell>
          <table:table-cell office:value-type="float" office:value="1315712459" calcext:value-type="float">
            <text:p>1315712459</text:p>
          </table:table-cell>
          <table:table-cell office:value-type="float" office:value="1522" calcext:value-type="float">
            <text:p>1522</text:p>
          </table:table-cell>
          <table:table-cell office:value-type="float" office:value="229035689" calcext:value-type="float">
            <text:p>229035689</text:p>
          </table:table-cell>
          <table:table-cell office:value-type="float" office:value="4286276" calcext:value-type="float">
            <text:p>428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ursivo.cc</text:p>
          </table:table-cell>
          <table:table-cell office:value-type="string" calcext:value-type="string">
            <text:p>-O0</text:p>
          </table:table-cell>
          <table:table-cell office:value-type="string" calcext:value-type="string">
            <text:p>902;894;912;902;909;909;908;890;913;897</text:p>
          </table:table-cell>
          <table:table-cell table:formula="of:=STDEV(902;894;912;902;909;909;908;890;913;897)" office:value-type="float" office:value="7.90499139081687" calcext:value-type="float">
            <text:p>7,9049913908</text:p>
          </table:table-cell>
          <table:table-cell office:value-type="float" office:value="5019790362" calcext:value-type="float">
            <text:p>5019790362</text:p>
          </table:table-cell>
          <table:table-cell office:value-type="float" office:value="1531" calcext:value-type="float">
            <text:p>1531</text:p>
          </table:table-cell>
          <table:table-cell office:value-type="float" office:value="2858929453" calcext:value-type="float">
            <text:p>2858929453</text:p>
          </table:table-cell>
          <table:table-cell office:value-type="float" office:value="159906535" calcext:value-type="float">
            <text:p>1599065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ursivo.cc</text:p>
          </table:table-cell>
          <table:table-cell office:value-type="string" calcext:value-type="string">
            <text:p>-O2</text:p>
          </table:table-cell>
          <table:table-cell office:value-type="string" calcext:value-type="string">
            <text:p>387;420;390;396;391;396;398;388;399;385</text:p>
          </table:table-cell>
          <table:table-cell table:formula="of:=STDEV(387;420;390;396;391;396;398;388;399;385)" office:value-type="float" office:value="10.0332779621949" calcext:value-type="float">
            <text:p>10,0332779622</text:p>
          </table:table-cell>
          <table:table-cell office:value-type="float" office:value="3320172219" calcext:value-type="float">
            <text:p>3320172219</text:p>
          </table:table-cell>
          <table:table-cell office:value-type="float" office:value="1524" calcext:value-type="float">
            <text:p>1524</text:p>
          </table:table-cell>
          <table:table-cell office:value-type="float" office:value="1349349665" calcext:value-type="float">
            <text:p>1349349665</text:p>
          </table:table-cell>
          <table:table-cell office:value-type="float" office:value="159875356" calcext:value-type="float">
            <text:p>1598753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ursivo.cc</text:p>
          </table:table-cell>
          <table:table-cell office:value-type="string" calcext:value-type="string">
            <text:p>-Os</text:p>
          </table:table-cell>
          <table:table-cell office:value-type="string" calcext:value-type="string">
            <text:p>404;405;394;394;405;397;385;404;402;409</text:p>
          </table:table-cell>
          <table:table-cell table:formula="of:=STDEV(404;405;394;394;405;397;385;404;402;409)" office:value-type="float" office:value="7.24875468231919" calcext:value-type="float">
            <text:p>7,2487546823</text:p>
          </table:table-cell>
          <table:table-cell office:value-type="float" office:value="3289996714" calcext:value-type="float">
            <text:p>3289996714</text:p>
          </table:table-cell>
          <table:table-cell office:value-type="float" office:value="1525" calcext:value-type="float">
            <text:p>1525</text:p>
          </table:table-cell>
          <table:table-cell office:value-type="float" office:value="1349350746" calcext:value-type="float">
            <text:p>1349350746</text:p>
          </table:table-cell>
          <table:table-cell office:value-type="float" office:value="159874806" calcext:value-type="float">
            <text:p>159874806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9:57:54.3831430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9:29:53.382832222</meta:creation-date>
    <dc:date>2018-03-28T20:51:54.545445624</dc:date>
    <meta:editing-duration>PT39M11S</meta:editing-duration>
    <meta:editing-cycles>8</meta:editing-cycles>
    <meta:generator>LibreOffice/4.2.8.2$Linux_X86_64 LibreOffice_project/420m0$Build-2</meta:generator>
    <meta:document-statistic meta:table-count="1" meta:cell-count="80" meta:object-count="0"/>
  </office:meta>
</office:document-meta>
</file>